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="0.05pt solid #000000"/>
    </style:style>
    <style:style style:name="Таблица2" style:family="table">
      <style:table-properties style:width="17.009cm" fo:margin-left="0cm" table:align="left"/>
    </style:style>
    <style:style style:name="Таблица2.A" style:family="table-column">
      <style:table-column-properties style:column-width="3.496cm"/>
    </style:style>
    <style:style style:name="Таблица2.B" style:family="table-column">
      <style:table-column-properties style:column-width="13.513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-left="none" fo:border-right="0.05pt solid #000000" fo:border-top="0.05pt solid #000000" fo:border-bottom="0.05pt solid #000000"/>
    </style:style>
    <style:style style:name="P1" style:family="paragraph" style:parent-style-name="Standard">
      <style:text-properties officeooo:rsid="00002e36" officeooo:paragraph-rsid="00002e36"/>
    </style:style>
    <style:style style:name="P2" style:family="paragraph" style:parent-style-name="Standard">
      <style:text-properties officeooo:paragraph-rsid="00002e36"/>
    </style:style>
    <style:style style:name="P3" style:family="paragraph" style:parent-style-name="Standard">
      <style:text-properties officeooo:rsid="00010722" officeooo:paragraph-rsid="00010722"/>
    </style:style>
    <style:style style:name="P4" style:family="paragraph" style:parent-style-name="Standard">
      <style:text-properties officeooo:rsid="00025678" officeooo:paragraph-rsid="00025678"/>
    </style:style>
    <style:style style:name="P5" style:family="paragraph" style:parent-style-name="Standard" style:list-style-name="L1">
      <style:text-properties officeooo:rsid="00025678" officeooo:paragraph-rsid="00025678"/>
    </style:style>
    <style:style style:name="P6" style:family="paragraph" style:parent-style-name="Title">
      <style:paragraph-properties fo:margin-top="9.419cm" fo:margin-bottom="0.21cm" loext:contextual-spacing="false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Table_20_Contents">
      <style:text-properties officeooo:rsid="00002e36" officeooo:paragraph-rsid="00002e36"/>
    </style:style>
    <style:style style:name="P9" style:family="paragraph" style:parent-style-name="Table_20_Contents">
      <style:paragraph-properties fo:text-align="end" style:justify-single-word="false"/>
      <style:text-properties officeooo:rsid="00002e36" officeooo:paragraph-rsid="00002e36"/>
    </style:style>
    <style:style style:name="P10" style:family="paragraph" style:parent-style-name="Table_20_Contents">
      <style:text-properties style:font-name="Liberation Mono" fo:font-size="8pt" officeooo:rsid="00002e36" officeooo:paragraph-rsid="00002e36" style:font-size-asian="8pt" style:font-size-complex="8pt"/>
    </style:style>
    <style:style style:name="P11" style:family="paragraph" style:parent-style-name="Table_20_Contents">
      <style:text-properties style:font-name="Liberation Mono" fo:font-size="8pt" fo:font-weight="bold" officeooo:rsid="00002e36" officeooo:paragraph-rsid="00002e36" style:font-size-asian="8pt" style:font-weight-asian="bold" style:font-size-complex="8pt" style:font-weight-complex="bold"/>
    </style:style>
    <style:style style:name="P12" style:family="paragraph" style:parent-style-name="Table_20_Contents">
      <style:text-properties fo:color="#999999" style:font-name="Liberation Mono" fo:font-size="8pt" fo:font-style="italic" officeooo:rsid="00002e36" officeooo:paragraph-rsid="00002e36" style:font-size-asian="8pt" style:font-style-asian="italic" style:font-size-complex="8pt" style:font-style-complex="italic"/>
    </style:style>
    <style:style style:name="T1" style:family="text">
      <style:text-properties officeooo:rsid="00002e36"/>
    </style:style>
    <style:style style:name="T2" style:family="text">
      <style:text-properties fo:color="#3333ff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002e36"/>
    </style:style>
    <style:style style:name="T5" style:family="text">
      <style:text-properties officeooo:rsid="0003b08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v</text:span>i<text:span text:style-name="T1">s</text:span>ualization</text:p>
      <text:p text:style-name="Subtitle">Source: File <text:span text:style-name="T3">RLLT2300_05F0.</text:span><text:span text:style-name="T4">TXT</text:span></text:p>
      <text:p text:style-name="Subtitle">User manual</text:p>
      <text:p text:style-name="P1"/>
      <text:h text:style-name="P7" text:outline-level="1">Main settings</text:h>
      <text:p text:style-name="P1">Main setting in the file settings.ini</text:p>
      <text:p text:style-name="P1">Example of the file: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12">;</text:p>
            <text:p text:style-name="P12">; This file is a simple options</text:p>
            <text:p text:style-name="P12">; for the settings of the viz</text:p>
            <text:p text:style-name="P12">;</text:p>
            <text:p text:style-name="P10"/>
            <text:p text:style-name="P11">[time]</text:p>
            <text:p text:style-name="P12">;Take current time from</text:p>
            <text:p text:style-name="P12">;os - From the operation system</text:p>
            <text:p text:style-name="P12">;file from the file (From German time + timezone_diff_hours )</text:p>
            <text:p text:style-name="P12">;current=os</text:p>
            <text:p text:style-name="P10">current=<text:span text:style-name="T2">os</text:span></text:p>
            <text:p text:style-name="P10"/>
            <text:p text:style-name="P12">;This array of values of field Typ1, as Samara time</text:p>
            <text:p text:style-name="P10">local_time_values=<text:span text:style-name="T2">800</text:span></text:p>
            <text:p text:style-name="P12"/>
            <text:p text:style-name="P12">;German time zone diff Samara time zone in Hours</text:p>
            <text:p text:style-name="P10">timezone_diff_hours=<text:span text:style-name="T2">2</text:span></text:p>
            <text:p text:style-name="P10"/>
            <text:p text:style-name="P12">;Max Interval for green line of row</text:p>
            <text:p text:style-name="P10">success_max_hours=<text:span text:style-name="T2">1</text:span></text:p>
            <text:p text:style-name="P10"/>
            <text:p text:style-name="P11">[table]</text:p>
            <text:p text:style-name="P12">;Fields in the visualization table</text:p>
            <text:p text:style-name="P10">fields=<text:span text:style-name="T2">TO number,TO position,Material,Destination Stype,Source Sbin,Destination Sbin,Quantity,Unit of mesure</text:span></text:p>
            <text:p text:style-name="P12"/>
            <text:p text:style-name="P12">;Fields for right text alignment</text:p>
            <text:p text:style-name="P10">fields_text_right=<text:span text:style-name="T2">Quantity</text:span></text:p>
            <text:p text:style-name="P10"/>
            <text:p text:style-name="P12">;This section about German column names to English</text:p>
            <text:p text:style-name="P11">[fields]</text:p>
            <text:p text:style-name="P10">TO number=<text:span text:style-name="T2">TA-Nummer</text:span></text:p>
            <text:p text:style-name="P10">TO position=<text:span text:style-name="T2">Pos.</text:span></text:p>
            <text:p text:style-name="P10">Source Stype=<text:span text:style-name="T2">Typ1</text:span></text:p>
            <text:p text:style-name="P10">Destination Stype=<text:span text:style-name="T2">Typ2</text:span></text:p>
            <text:p text:style-name="P10">Source Sbin=<text:span text:style-name="T2">Vonplatz</text:span></text:p>
            <text:p text:style-name="P10">Destination Sbin=<text:span text:style-name="T2">Nachplatz</text:span></text:p>
            <text:p text:style-name="P10">Quantity=<text:span text:style-name="T2">Sollmenge Nach</text:span></text:p>
            <text:p text:style-name="P10">Unit of mesure=<text:span text:style-name="T2">BME</text:span></text:p>
            <text:p text:style-name="P10">Material=<text:span text:style-name="T2">Material</text:span></text:p>
            <text:p text:style-name="P10"/>
            <text:p text:style-name="P11">[vars]</text:p>
            <text:p text:style-name="P12">;Header string of the main viz table</text:p>
            <text:p text:style-name="P10">header=<text:span text:style-name="T2">Open transfer orders</text:span></text:p>
            <text:p text:style-name="P10"/>
            <text:p text:style-name="P12">;Main layout file name in the php/element/ catalog</text:p>
            <text:p text:style-name="P10">layout=<text:span text:style-name="T2">layout0</text:span></text:p>
          </table:table-cell>
        </table:table-row>
      </table:table>
      <text:h text:style-name="Heading_20_1" text:outline-level="1">Install</text:h>
      <text:p text:style-name="P2"><text:span text:style-name="T5">Get the last version from this </text:span><text:a xlink:type="simple" xlink:href="https://github.com/xv1t/rllt_viz/archive/master.zip" text:style-name="Internet_20_link" text:visited-style-name="Visited_20_Internet_20_Link"><text:span text:style-name="T5">link</text:span></text:a> <text:span text:style-name="T1">in the zip file. Unzip it, for example in the «My Documents» with the catalogs structure.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9">auto-commit</text:p>
            <text:p text:style-name="P9">cmd</text:p>
            <text:p text:style-name="P9">examples</text:p>
            <text:p text:style-name="P9">help</text:p>
            <text:p text:style-name="P9">html</text:p>
            <text:p text:style-name="P9">js</text:p>
            <text:p text:style-name="P9">libs</text:p>
            <text:p text:style-name="P9">php</text:p>
            <text:p text:style-name="P9">README.md</text:p>
            <text:p text:style-name="P9">settings.ini</text:p>
          </table:table-cell>
          <table:table-cell table:style-name="Таблица2.B1" office:value-type="string">
            <text:p text:style-name="P8">Service file. Don't edit</text:p>
            <text:p text:style-name="P8">Service catalog. Don't edit</text:p>
            <text:p text:style-name="P8"/>
            <text:p text:style-name="P8"/>
            <text:p text:style-name="P8">This directory for the generate web page</text:p>
            <text:p text:style-name="P8">Service catalog. Don't edit</text:p>
            <text:p text:style-name="P8">Service catalog. Don't edit</text:p>
            <text:p text:style-name="P8">Service catalog. Don't edit</text:p>
            <text:p text:style-name="P8"/>
            <text:p text:style-name="P8">This file for the main settings</text:p>
          </table:table-cell>
        </table:table-row>
      </table:table>
      <text:h text:style-name="Heading_20_2" text:outline-level="2"><text:soft-page-break/>Interpreter</text:h>
      <text:p text:style-name="P3">This software works in the PHP interpreter. You can download it from the official build for your OS. For example for then Windows: <text:a xlink:type="simple" xlink:href="http://windows.php.net/downloads/releases/php-5.6.13-nts-Win32-VC11-x86.zip" text:style-name="Internet_20_link" text:visited-style-name="Visited_20_Internet_20_Link">http://windows.php.net/downloads/releases/php-5.6.13-nts-Win32-VC11-x86.zip</text:a>. And Unzip in the any directory accessable catalog. For example: <text:a xlink:type="simple" xlink:href="../../../../../../C:/php" text:style-name="Internet_20_link" text:visited-style-name="Visited_20_Internet_20_Link">C:\php</text:a>,</text:p>
      <text:p text:style-name="P3">C:\Users\MyName\Documents\php. </text:p>
      <text:h text:style-name="Heading_20_2" text:outline-level="2">OS script assoiciate</text:h>
      <text:p text:style-name="P3">Manualy, right click on the file php/init.php and associate it with the php.exe from the PHP catalog.</text:p>
      <text:h text:style-name="Heading_20_2" text:outline-level="2">Task Shedule</text:h>
      <text:p text:style-name="P4">Run the Windows Shedule manager (for example from the MMC console) and create «New task...»</text:p>
      <text:p text:style-name="P4">with the next values:</text:p>
      <text:list xml:id="list4494044465587988633" text:style-name="L1">
        <text:list-item>
          <text:p text:style-name="P5">Trigger: Run every 1 min</text:p>
        </text:list-item>
        <text:list-item>
          <text:p text:style-name="P5">Action</text:p>
        </text:list-item>
      </text:list>
      <text:p text:style-name="P4">…..coming soon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t  </meta:initial-creator>
    <meta:creation-date>2015-09-10T23:25:13.608035313</meta:creation-date>
    <meta:generator>LibreOffice/4.4.3.2$Linux_X86_64 LibreOffice_project/40m0$Build-2</meta:generator>
    <dc:date>2015-09-10T23:57:36.010152287</dc:date>
    <dc:creator>vt  </dc:creator>
    <meta:editing-duration>PT32M21S</meta:editing-duration>
    <meta:editing-cycles>4</meta:editing-cycles>
    <meta:document-statistic meta:table-count="2" meta:image-count="0" meta:object-count="0" meta:page-count="3" meta:paragraph-count="73" meta:word-count="308" meta:character-count="2106" meta:non-whitespace-character-count="1872"/>
  </office:meta>
</office:document-meta>
</file>